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7cm"/>
    </style:style>
    <style:style style:name="co3" style:family="table-column">
      <style:table-column-properties fo:break-before="auto" style:column-width="4.586cm"/>
    </style:style>
    <style:style style:name="co4" style:family="table-column">
      <style:table-column-properties fo:break-before="auto" style:column-width="3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Aug201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iginal files 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/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pthread-atomic/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hread-ext/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 of f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bigshot_p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bigshot_s2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bigshot_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index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lazy01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ok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ok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o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reorder_2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reorder_5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igma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ingleton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ingleton_with-uninit-problems-true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teful01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teful01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ync01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twostage_3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1_in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2_inc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3_incde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4_incdec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5_t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6_ticke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7_ran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8_rand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9_fmaxsym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0_fmaxsym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1_fmaxsym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2_fmaxsymopt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3_unverif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4_spin2003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5_dekk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6_peterson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7_szymanski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8_read_write_lo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9_time_var_mutex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0_lampor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3_lu-fig2.fix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7_Boop_simple_vf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8_buggy_simple_loop1_vf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9_conditionals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0_Function_Pointer3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1_simple_loop5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2_pthread5_vs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3_double_lock_p1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4_double_lock_p2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5_double_lock_p3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6_stack_cas_p0_vs_concu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7_stack_lock_p0_vs_concu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8_rand_cas_vs_concu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9_rand_lock_p0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0_barrier_vf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1_FreeBSD__abd_kbd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2_FreeBSD__rdma_addr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3_NetBSD__sysmon_power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4_Solaris__space_map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5_monabsex1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6_monabsex2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7_ticket_lock_hc_backoff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8_ticket_lock_low_contention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dekk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lampor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peterson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qrcu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qrcu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read_write_lock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read_write_lo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scull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szymanski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time_var_mutex_true-unreach-call.c</text:p>
          </table:table-cell>
          <table:table-cell table:number-columns-repeated="3"/>
        </table:table-row>
      </table:table>
      <table:table table:name="21Aug2015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riginal files 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hread-lit/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2012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varian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varian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4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qw2004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qw2004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qw2004_varian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sssc12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sssc12_variant_true-unreach-call.c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thread-lit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pecial considerations:</text:p>
          </table:table-cell>
          <table:table-cell office:value-type="string" calcext:value-type="string">
            <text:p>Replace the “assert.h” file from pthread-lit instead of the fake “assert.h” after parsing with pagai</text:p>
            <text:p>This happens only on benchmarks from pthread-lit</text:p>
          </table:table-cell>
          <table:table-cell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false-unreach-call.c</text:p>
          </table:table-cell>
          <table:table-cell/>
          <table:table-cell office:value-type="string" calcext:value-type="string">
            <text:p>Timeout after 3 hours</text:p>
          </table:table-cell>
          <table:table-cell office:value-type="string" calcext:value-type="string">
            <text:p>Possibly effect of changed invariant created based on assert.h file</text:p>
          </table:table-cell>
          <table:table-cell office:value-type="string" calcext:value-type="string">
            <text:p>Interest case to se why different dependencies produced a different invariant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pt.0.1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pt.0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ower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ower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rm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rm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t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t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s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s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ower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ower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rm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rm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ower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ower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rm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rm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ower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ower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rm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rm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t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ower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ower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so.opt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rmo.oepc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rmo.opt_fals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tso.oepc_true-unreach-call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tso.opt_true-unreach-call.c</text:p>
          </table:table-cell>
          <table:table-cell table:number-columns-repeated="4"/>
        </table:table-row>
      </table:table>
      <table:table table:name="22Aug201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iginal files 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/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string" calcext:value-type="string">
            <text:p>pthread-atomic/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hread-ext/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st of f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 of fi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bigshot_p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bigshot_s2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bigshot_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fib_bench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index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lazy01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ok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ok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queue_o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reorder_2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reorder_5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igma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ingleton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ingleton_with-uninit-problems-true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teful01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tateful01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sync01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</text:p>
          </table:table-cell>
          <table:table-cell office:value-type="string" calcext:value-type="string">
            <text:p>twostage_3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1_in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2_inc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3_incde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4_incdec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5_t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6_ticke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7_ran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8_rand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09_fmaxsym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0_fmaxsym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1_fmaxsym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2_fmaxsymopt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3_unverif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4_spin2003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5_dekk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6_peterson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7_szymanski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8_read_write_lo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19_time_var_mutex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0_lampor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3_lu-fig2.fix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5_sta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r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s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longes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6_stack_ca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7_Boop_simple_vf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8_buggy_simple_loop1_vf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29_conditionals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0_Function_Pointer3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1_simple_loop5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2_pthread5_vs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3_double_lock_p1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4_double_lock_p2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5_double_lock_p3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6_stack_cas_p0_vs_concu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7_stack_lock_p0_vs_concu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8_rand_cas_vs_concu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39_rand_lock_p0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0_barrier_vf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1_FreeBSD__abd_kbd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2_FreeBSD__rdma_addr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3_NetBSD__sysmon_power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4_Solaris__space_map__sliced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5_monabsex1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6_monabsex2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7_ticket_lock_hc_backoff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ext</text:p>
          </table:table-cell>
          <table:table-cell office:value-type="string" calcext:value-type="string">
            <text:p>48_ticket_lock_low_contention_vs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dekker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lampor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peterson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qrcu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qrcu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read_write_lock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read_write_lock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scull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szymanski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atomic</text:p>
          </table:table-cell>
          <table:table-cell office:value-type="string" calcext:value-type="string">
            <text:p>time_var_mutex_true-unreach-call.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hread-lit/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2012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varian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varian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4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qw2004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qw2004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qw2004_varian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sssc12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sssc12_variant_true-unreach-call.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hread-lit/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pecial considerations:</text:p>
          </table:table-cell>
          <table:table-cell office:value-type="string" calcext:value-type="string">
            <text:p>Replace the “assert.h” file from pthread-lit instead of the fake “assert.h” after parsing with pagai</text:p>
            <text:p>This happens only on benchmarks from pthread-lit</text:p>
          </table:table-cell>
        </table:table-row>
        <table:table-row table:style-name="ro1">
          <table:table-cell office:value-type="string" calcext:value-type="string">
            <text:p>pthread-lit</text:p>
          </table:table-cell>
          <table:table-cell office:value-type="string" calcext:value-type="string">
            <text:p>fkp2013_false-unreach-call.c</text:p>
          </table:table-cell>
          <table:table-cell/>
          <table:table-cell office:value-type="string" calcext:value-type="string">
            <text:p>Timeout after 3 hours</text:p>
          </table:table-cell>
          <table:table-cell office:value-type="string" calcext:value-type="string">
            <text:p>Possibly effect of changed invariant created based on assert.h fil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2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pt.0.1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pt.0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3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4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5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6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7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8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09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2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3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4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5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6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7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8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19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2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3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4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5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6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7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8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29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2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3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4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5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6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7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8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39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2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3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4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5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6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7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8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49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2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3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4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5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6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mix057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podwr00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0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1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ower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ower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rm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rm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2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3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4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5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6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7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8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09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t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rfi010_t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0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1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2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3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4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5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6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7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8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09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0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1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2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3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4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5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6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7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8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19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0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1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2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3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4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5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6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7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8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29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0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1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2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3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s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ps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4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ower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ower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rm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rm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5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ower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ower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rm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rm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6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ower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ower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rm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rm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safe037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0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1_t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ower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ower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pso.opt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rmo.oepc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rmo.opt_fals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tso.oepc_true-unreach-call.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hread-wmm</text:p>
          </table:table-cell>
          <table:table-cell office:value-type="string" calcext:value-type="string">
            <text:p>thin002_tso.opt_true-unreach-call.c</text:p>
          </table:table-cell>
          <table:table-cell table:number-columns-repeated="3"/>
        </table:table-row>
      </table:table>
      <table:table table:name="23Aug2015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st of Fi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3_unverif_tru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8_buggy_simple_loop1_vf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b_bench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b_bench_longer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b_bench_longer_tru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b_bench_longest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b_bench_longest_tru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b_bench_tru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order_2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_longer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_longer_tru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_longest_fals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_longest_tru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_true-unreach-call.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wostage_3_false-unreach-call.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6:07:52.778137401</meta:creation-date>
    <dc:date>2015-08-23T16:32:43.279429359</dc:date>
    <meta:editing-duration>P3DT18M52S</meta:editing-duration>
    <meta:editing-cycles>10</meta:editing-cycles>
    <meta:generator>LibreOffice/4.2.8.2$Linux_X86_64 LibreOffice_project/420m0$Build-2</meta:generator>
    <meta:document-statistic meta:table-count="4" meta:cell-count="4113" meta:object-count="0"/>
  </office:meta>
</office:document-meta>
</file>